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9882in"/>
    </style:style>
    <style:style style:name="co3" style:family="table-column">
      <style:table-column-properties fo:break-before="auto" style:column-width="5.1346in"/>
    </style:style>
    <style:style style:name="co4" style:family="table-column">
      <style:table-column-properties fo:break-before="auto" style:column-width="1.5618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1.7173in"/>
    </style:style>
    <style:style style:name="co8" style:family="table-column">
      <style:table-column-properties fo:break-before="auto" style:column-width="1.3327in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3" style:family="table" style:master-page-name="PageStyle_5f_Sheet3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2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Default"/>
        <table:table-column table:style-name="co1" table:number-columns-repeated="1013" table:default-cell-style-name="Excel_20_Built-in_20_Normal"/>
        <table:table-column table:style-name="co1" table:number-columns-repeated="5" table:default-cell-style-name="Default"/>
        <table:table-row table:style-name="ro3">
          <table:table-cell table:style-name="ce1" office:value-type="string">
            <text:p>Name</text:p>
          </table:table-cell>
          <table:table-cell table:style-name="ce1" office:value-type="string">
            <text:p>College</text:p>
          </table:table-cell>
          <table:table-cell table:style-name="ce1" office:value-type="string">
            <text:p>Region</text:p>
          </table:table-cell>
          <table:table-cell table:style-name="ce1" office:value-type="string">
            <text:p>Team name</text:p>
          </table:table-cell>
          <table:table-cell table:style-name="ce2" office:value-type="string">
            <text:p>Deskno</text:p>
          </table:table-cell>
          <table:table-cell table:number-columns-repeated="1019"/>
        </table:table-row>
        <table:table-row table:style-name="ro3">
          <table:table-cell office:value-type="string">
            <text:p>YASH PITRODA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voidcode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SHUBHAM MATTA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voidcoders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string">
            <text:p>GAGAN KUMAR</text:p>
          </table:table-cell>
          <table:table-cell office:value-type="string">
            <text:p>IIT - PATNA</text:p>
          </table:table-cell>
          <table:table-cell office:value-type="string">
            <text:p>Kolkata</text:p>
          </table:table-cell>
          <table:table-cell office:value-type="string">
            <text:p>CrazyDo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3">
          <table:table-cell office:value-type="string">
            <text:p>SHIFONA GARG</text:p>
          </table:table-cell>
          <table:table-cell office:value-type="string">
            <text:p>IIT - PATNA</text:p>
          </table:table-cell>
          <table:table-cell office:value-type="string">
            <text:p>Kolkata</text:p>
          </table:table-cell>
          <table:table-cell office:value-type="string">
            <text:p>CrazyDot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TRISHAL GAYAM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es73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KARTHIK MUDDA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es732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3">
          <table:table-cell office:value-type="string">
            <text:p>DEEPAK BHAGAT</text:p>
          </table:table-cell>
          <table:table-cell office:value-type="string">
            <text:p>Indian School of Mines, Dhanbad</text:p>
          </table:table-cell>
          <table:table-cell office:value-type="string">
            <text:p>Kolkata</text:p>
          </table:table-cell>
          <table:table-cell office:value-type="string">
            <text:p>ForceAwaken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RAJESH SINHA</text:p>
          </table:table-cell>
          <table:table-cell office:value-type="string">
            <text:p>Indian School of Mines, Dhanbad</text:p>
          </table:table-cell>
          <table:table-cell office:value-type="string">
            <text:p>Kolkata</text:p>
          </table:table-cell>
          <table:table-cell office:value-type="string">
            <text:p>ForceAwaken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string">
            <text:p>ABHIJEET PANDEY</text:p>
          </table:table-cell>
          <table:table-cell office:value-type="string">
            <text:p>College of Technology- G.B. Pant Univ, Pantnagar(UP)</text:p>
          </table:table-cell>
          <table:table-cell office:value-type="string">
            <text:p>Delhi</text:p>
          </table:table-cell>
          <table:table-cell office:value-type="string">
            <text:p>foxm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AMAN JOSHI</text:p>
          </table:table-cell>
          <table:table-cell office:value-type="string">
            <text:p>College of Technology- G.B. Pant Univ, Pantnagar(UP)</text:p>
          </table:table-cell>
          <table:table-cell office:value-type="string">
            <text:p>Delhi</text:p>
          </table:table-cell>
          <table:table-cell office:value-type="string">
            <text:p>foxmass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3">
          <table:table-cell office:value-type="string">
            <text:p>RISHI VIKRAM</text:p>
          </table:table-cell>
          <table:table-cell office:value-type="string">
            <text:p>LN Mittal Institute of Information Technology, Jaipur</text:p>
          </table:table-cell>
          <table:table-cell office:value-type="string">
            <text:p>Delhi</text:p>
          </table:table-cell>
          <table:table-cell office:value-type="string">
            <text:p>alwayslast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3">
          <table:table-cell office:value-type="string">
            <text:p>VIDHAN JAIN</text:p>
          </table:table-cell>
          <table:table-cell office:value-type="string">
            <text:p>LN Mittal Institute of Information Technology, Jaipur</text:p>
          </table:table-cell>
          <table:table-cell office:value-type="string">
            <text:p>Delhi</text:p>
          </table:table-cell>
          <table:table-cell office:value-type="string">
            <text:p>alwayslast</text:p>
          </table:table-cell>
          <table:table-cell office:value-type="float" office:value="6">
            <text:p>6</text:p>
          </table:table-cell>
          <table:table-cell table:number-columns-repeated="1019"/>
        </table:table-row>
        <table:table-row table:style-name="ro2">
          <table:table-cell office:value-type="string">
            <text:p>SRI GANDEBATHULA</text:p>
          </table:table-cell>
          <table:table-cell office:value-type="string">
            <text:p>IIIT, Hyderabad</text:p>
          </table:table-cell>
          <table:table-cell office:value-type="string">
            <text:p>Hyderabad</text:p>
          </table:table-cell>
          <table:table-cell office:value-type="string">
            <text:p>Expedition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2">
          <table:table-cell office:value-type="string">
            <text:p>CHAITANYA ALAPARTHI</text:p>
          </table:table-cell>
          <table:table-cell office:value-type="string">
            <text:p>IIIT, Hyderabad</text:p>
          </table:table-cell>
          <table:table-cell office:value-type="string">
            <text:p>Hyderabad</text:p>
          </table:table-cell>
          <table:table-cell office:value-type="string">
            <text:p>Expedition</text:p>
          </table:table-cell>
          <table:table-cell office:value-type="float" office:value="7">
            <text:p>7</text:p>
          </table:table-cell>
          <table:table-cell table:number-columns-repeated="1019"/>
        </table:table-row>
        <table:table-row table:style-name="ro3">
          <table:table-cell office:value-type="string">
            <text:p>MANIKARAN KATHURIA</text:p>
          </table:table-cell>
          <table:table-cell office:value-type="string">
            <text:p>Hansraj Collge, University of Delhi</text:p>
          </table:table-cell>
          <table:table-cell office:value-type="string">
            <text:p>Delhi</text:p>
          </table:table-cell>
          <table:table-cell office:value-type="string">
            <text:p>Tabahi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PRATEEK SAIGAL</text:p>
          </table:table-cell>
          <table:table-cell office:value-type="string">
            <text:p>Hansraj Collge, University of Delhi</text:p>
          </table:table-cell>
          <table:table-cell office:value-type="string">
            <text:p>Delhi</text:p>
          </table:table-cell>
          <table:table-cell office:value-type="string">
            <text:p>Tabahi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string">
            <text:p>SATYAJIT TOURANI</text:p>
          </table:table-cell>
          <table:table-cell office:value-type="string">
            <text:p>Manipal Institute of Technology, Manipal</text:p>
          </table:table-cell>
          <table:table-cell office:value-type="string">
            <text:p>Bangalore</text:p>
          </table:table-cell>
          <table:table-cell office:value-type="string">
            <text:p>table4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GAUTAM SREEKUMAR</text:p>
          </table:table-cell>
          <table:table-cell office:value-type="string">
            <text:p>Manipal Institute of Technology, Manipal</text:p>
          </table:table-cell>
          <table:table-cell office:value-type="string">
            <text:p>Bangalore</text:p>
          </table:table-cell>
          <table:table-cell office:value-type="string">
            <text:p>table42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3">
          <table:table-cell office:value-type="string">
            <text:p>SHALIN SHAH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shalinsagar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3">
          <table:table-cell office:value-type="string">
            <text:p>TAPAN SAHNI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shalinsagar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2">
          <table:table-cell office:value-type="string">
            <text:p>CHILUPURI</text:p>
          </table:table-cell>
          <table:table-cell office:value-type="string">
            <text:p>IIIT, Hyderabad</text:p>
          </table:table-cell>
          <table:table-cell office:value-type="string">
            <text:p>Hyderabad</text:p>
          </table:table-cell>
          <table:table-cell office:value-type="string">
            <text:p>TCSTEAM2016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2">
          <table:table-cell office:value-type="string">
            <text:p>BOMMIDI REDDY</text:p>
          </table:table-cell>
          <table:table-cell office:value-type="string">
            <text:p>IIIT, Hyderabad</text:p>
          </table:table-cell>
          <table:table-cell office:value-type="string">
            <text:p>Hyderabad</text:p>
          </table:table-cell>
          <table:table-cell office:value-type="string">
            <text:p>TCSTEAM2016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3">
          <table:table-cell office:value-type="string">
            <text:p>YASH KUMAR</text:p>
          </table:table-cell>
          <table:table-cell office:value-type="string">
            <text:p>Dhirubhai Ambani Inst of Information &amp; Communication Tech, Gujarat.</text:p>
          </table:table-cell>
          <table:table-cell office:value-type="string">
            <text:p>Ahmedabad</text:p>
          </table:table-cell>
          <table:table-cell office:value-type="string">
            <text:p>FruitSaladJunior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office:value-type="string">
            <text:p>KARAN THAKKAR</text:p>
          </table:table-cell>
          <table:table-cell office:value-type="string">
            <text:p>Dhirubhai Ambani Inst of Information &amp; Communication Tech, Gujarat.</text:p>
          </table:table-cell>
          <table:table-cell office:value-type="string">
            <text:p>Ahmedabad</text:p>
          </table:table-cell>
          <table:table-cell office:value-type="string">
            <text:p>FruitSaladJunior</text:p>
          </table:table-cell>
          <table:table-cell office:value-type="float" office:value="12">
            <text:p>12</text:p>
          </table:table-cell>
          <table:table-cell table:number-columns-repeated="1019"/>
        </table:table-row>
        <table:table-row table:style-name="ro3">
          <table:table-cell office:value-type="string">
            <text:p>YASH SADHWAN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RainbowIITH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SAGAR KANICHE</text:p>
          </table:table-cell>
          <table:table-cell office:value-type="string">
            <text:p>Indian Institute Of Technology, Hyderabad</text:p>
          </table:table-cell>
          <table:table-cell office:value-type="string">
            <text:p>Hyderabad</text:p>
          </table:table-cell>
          <table:table-cell office:value-type="string">
            <text:p>RainbowIITH</text:p>
          </table:table-cell>
          <table:table-cell office:value-type="float" office:value="13">
            <text:p>13</text:p>
          </table:table-cell>
          <table:table-cell table:number-columns-repeated="1019"/>
        </table:table-row>
        <table:table-row table:style-name="ro3">
          <table:table-cell office:value-type="string">
            <text:p>DIGVIJAY SINGH</text:p>
          </table:table-cell>
          <table:table-cell office:value-type="string">
            <text:p>Indian School of Mines, Dhanbad</text:p>
          </table:table-cell>
          <table:table-cell office:value-type="string">
            <text:p>Kolkata</text:p>
          </table:table-cell>
          <table:table-cell office:value-type="string">
            <text:p>param0unt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string">
            <text:p>RISHAV RAJ</text:p>
          </table:table-cell>
          <table:table-cell office:value-type="string">
            <text:p>Indian School of Mines, Dhanbad</text:p>
          </table:table-cell>
          <table:table-cell office:value-type="string">
            <text:p>Kolkata</text:p>
          </table:table-cell>
          <table:table-cell office:value-type="string">
            <text:p>param0unt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string">
            <text:p>VARUN SINGH</text:p>
          </table:table-cell>
          <table:table-cell office:value-type="string">
            <text:p>JK Inst. of Applied Physics &amp; Dept. of ECE, Uni.Of Allahabad</text:p>
          </table:table-cell>
          <table:table-cell office:value-type="string">
            <text:p>Lucknow</text:p>
          </table:table-cell>
          <table:table-cell office:value-type="string">
            <text:p>Icemind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3">
          <table:table-cell office:value-type="string">
            <text:p>RAJ SRIVASTAVA</text:p>
          </table:table-cell>
          <table:table-cell office:value-type="string">
            <text:p>JK Inst. of Applied Physics &amp; Dept. of ECE, Uni.Of Allahabad</text:p>
          </table:table-cell>
          <table:table-cell office:value-type="string">
            <text:p>Lucknow</text:p>
          </table:table-cell>
          <table:table-cell office:value-type="string">
            <text:p>Iceminds</text:p>
          </table:table-cell>
          <table:table-cell office:value-type="float" office:value="15">
            <text:p>15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4" table:print="false">
        <office:forms form:automatic-focus="false" form:apply-design-mode="false"/>
        <table:table-column table:style-name="co1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1" table:default-cell-style-name="Excel_20_Built-in_20_Normal"/>
        <table:table-column table:style-name="co5" table:default-cell-style-name="Default"/>
        <table:table-column table:style-name="co1" table:number-columns-repeated="1013" table:default-cell-style-name="Excel_20_Built-in_20_Normal"/>
        <table:table-column table:style-name="co1" table:number-columns-repeated="6" table:default-cell-style-name="Default"/>
        <table:table-row table:style-name="ro3">
          <table:table-cell table:style-name="ce1" office:value-type="string">
            <text:p>Sr. No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Team name</text:p>
          </table:table-cell>
          <table:table-cell office:value-type="string">
            <text:p>Deskno</text:p>
          </table:table-cell>
          <table:table-cell table:number-columns-repeated="1020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ISHI VIKRAM</text:p>
          </table:table-cell>
          <table:table-cell office:value-type="string">
            <text:p>alwayslast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VIDHAN JAIN</text:p>
          </table:table-cell>
          <table:table-cell office:value-type="string">
            <text:p>alwayslast</text:p>
          </table:table-cell>
          <table:table-cell office:value-type="float" office:value="6">
            <text:p>6</text:p>
          </table:table-cell>
          <table:table-cell table:number-columns-repeated="1020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GAGAN KUMAR</text:p>
          </table:table-cell>
          <table:table-cell office:value-type="string">
            <text:p>CrazyDo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HIFONA GARG</text:p>
          </table:table-cell>
          <table:table-cell office:value-type="string">
            <text:p>CrazyDot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RISHAL GAYAM</text:p>
          </table:table-cell>
          <table:table-cell office:value-type="string">
            <text:p>es73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KARTHIK MUDDA</text:p>
          </table:table-cell>
          <table:table-cell office:value-type="string">
            <text:p>es73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SRI GANDEBATHULA</text:p>
          </table:table-cell>
          <table:table-cell office:value-type="string">
            <text:p>Expedition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CHAITANYA ALAPARTHI</text:p>
          </table:table-cell>
          <table:table-cell office:value-type="string">
            <text:p>Expedition</text:p>
          </table:table-cell>
          <table:table-cell office:value-type="float" office:value="7">
            <text:p>7</text:p>
          </table:table-cell>
          <table:table-cell table:number-columns-repeated="1020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DEEPAK BHAGAT</text:p>
          </table:table-cell>
          <table:table-cell office:value-type="string">
            <text:p>ForceAwakens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RAJESH SINHA</text:p>
          </table:table-cell>
          <table:table-cell office:value-type="string">
            <text:p>ForceAwakens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ABHIJEET PANDEY</text:p>
          </table:table-cell>
          <table:table-cell office:value-type="string">
            <text:p>foxmass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AMAN JOSHI</text:p>
          </table:table-cell>
          <table:table-cell office:value-type="string">
            <text:p>foxmass</text:p>
          </table:table-cell>
          <table:table-cell office:value-type="float" office:value="5">
            <text:p>5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YASH KUMAR</text:p>
          </table:table-cell>
          <table:table-cell office:value-type="string">
            <text:p>FruitSaladJunior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KARAN THAKKAR</text:p>
          </table:table-cell>
          <table:table-cell office:value-type="string">
            <text:p>FruitSaladJunior</text:p>
          </table:table-cell>
          <table:table-cell office:value-type="float" office:value="12">
            <text:p>12</text:p>
          </table:table-cell>
          <table:table-cell table:number-columns-repeated="1020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VARUN SINGH</text:p>
          </table:table-cell>
          <table:table-cell office:value-type="string">
            <text:p>Iceminds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RAJ SRIVASTAVA</text:p>
          </table:table-cell>
          <table:table-cell office:value-type="string">
            <text:p>Iceminds</text:p>
          </table:table-cell>
          <table:table-cell office:value-type="float" office:value="15">
            <text:p>15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IGVIJAY SINGH</text:p>
          </table:table-cell>
          <table:table-cell office:value-type="string">
            <text:p>param0unt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RISHAV RAJ</text:p>
          </table:table-cell>
          <table:table-cell office:value-type="string">
            <text:p>param0unt</text:p>
          </table:table-cell>
          <table:table-cell office:value-type="float" office:value="14">
            <text:p>14</text:p>
          </table:table-cell>
          <table:table-cell table:number-columns-repeated="1020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YASH SADHWAN</text:p>
          </table:table-cell>
          <table:table-cell office:value-type="string">
            <text:p>RainbowIITH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SAGAR KANICHE</text:p>
          </table:table-cell>
          <table:table-cell office:value-type="string">
            <text:p>RainbowIITH</text:p>
          </table:table-cell>
          <table:table-cell office:value-type="float" office:value="13">
            <text:p>13</text:p>
          </table:table-cell>
          <table:table-cell table:number-columns-repeated="1020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SHALIN SHAH</text:p>
          </table:table-cell>
          <table:table-cell office:value-type="string">
            <text:p>shalinsaga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TAPAN SAHNI</text:p>
          </table:table-cell>
          <table:table-cell office:value-type="string">
            <text:p>shalinsagar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MANIKARAN KATHURIA</text:p>
          </table:table-cell>
          <table:table-cell office:value-type="string">
            <text:p>Tabahi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ATEEK SAIGAL</text:p>
          </table:table-cell>
          <table:table-cell office:value-type="string">
            <text:p>Tabahi</text:p>
          </table:table-cell>
          <table:table-cell office:value-type="float" office:value="8">
            <text:p>8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SATYAJIT TOURANI</text:p>
          </table:table-cell>
          <table:table-cell office:value-type="string">
            <text:p>table4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GAUTAM SREEKUMAR</text:p>
          </table:table-cell>
          <table:table-cell office:value-type="string">
            <text:p>table42</text:p>
          </table:table-cell>
          <table:table-cell office:value-type="float" office:value="9">
            <text:p>9</text:p>
          </table:table-cell>
          <table:table-cell table:number-columns-repeated="1020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CHILUPURI</text:p>
          </table:table-cell>
          <table:table-cell office:value-type="string">
            <text:p>TCSTEAM2016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OMMIDI REDDY</text:p>
          </table:table-cell>
          <table:table-cell office:value-type="string">
            <text:p>TCSTEAM2016</text:p>
          </table:table-cell>
          <table:table-cell office:value-type="float" office:value="11">
            <text:p>11</text:p>
          </table:table-cell>
          <table:table-cell table:number-columns-repeated="1020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YASH PITRODA</text:p>
          </table:table-cell>
          <table:table-cell office:value-type="string">
            <text:p>voidcoder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SHUBHAM MATTA</text:p>
          </table:table-cell>
          <table:table-cell office:value-type="string">
            <text:p>voidcoders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heet2.A1:Sheet2.D3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3/08/2017</text:date>, <text:time>11:23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1:23:24.34</dc:date>
    <meta:generator>OpenOffice/4.1.2$Win32 OpenOffice.org_project/412m3$Build-9782</meta:generator>
    <meta:editing-duration>PT31M5S</meta:editing-duration>
    <meta:editing-cycles>2</meta:editing-cycles>
    <meta:document-statistic meta:table-count="3" meta:cell-count="279" meta:object-count="0"/>
  </office:meta>
</office:document-meta>
</file>